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6"/></text:span><text:span text:style-name="T2">Assignment: 1 <text:s/>Network Fundamentals and Building Networks</text:span></text:p>
      <text:p text:style-name="P1"/>
      <text:p text:style-name="P1"/>
      <text:p text:style-name="P1"/>
      <text:p text:style-name="Standard"><text:span text:style-name="T2">1-:What is the primary function of a router in a computer network? </text:span></text:p>
      <text:p text:style-name="Standard"><text:span text:style-name="T3"><text:s/>a) Assigning IP addresses to devices </text:span></text:p>
      <text:p text:style-name="Standard"><text:span text:style-name="T3"><text:s/>b) Providing wireless connectivity to devices </text:span></text:p>
      <text:p text:style-name="Standard"><text:span text:style-name="T3"><text:s/>c) Forwarding data packets between networks</text:span></text:p>
      <text:p text:style-name="Standard"><text:span text:style-name="T3"><text:s/>d) Managing user authentication and access control </text:span></text:p>
      <text:p text:style-name="P1"/>
      <text:p text:style-name="Standard"><text:span text:style-name="T2">-:ANS -C</text:span></text:p>
      <text:p text:style-name="P1"/>
      <text:p text:style-name="Standard"><text:span text:style-name="T2"><text:s/>2-:What is the purpose of DHCP (Dynamic Host Configuration Protocol) in a computer network? </text:span></text:p>
      <text:p text:style-name="Standard"><text:span text:style-name="T3">a) Assigning static IP addresses to devices </text:span></text:p>
      <text:p text:style-name="Standard"><text:span text:style-name="T3">b) Resolving domain names to IP addresses </text:span></text:p>
      <text:p text:style-name="Standard"><text:span text:style-name="T3">c) Managing network traffic and congestion </text:span></text:p>
      <text:p text:style-name="Standard"><text:span text:style-name="T3">d) Dynamically assigning IP addresses to devices</text:span></text:p>
      <text:p text:style-name="P1"/>
      <text:p text:style-name="Standard"><text:span text:style-name="T2">-:ANS-D</text:span></text:p>
      <text:p text:style-name="P1"/>
      <text:p text:style-name="Standard"><text:span text:style-name="T2">3-:Which network device operates at Layer 2 (Data Link Layer) of the OSI model and forwards data packets based on MAC addresses?</text:span></text:p>
      <text:p text:style-name="Standard"><text:span text:style-name="T2"><text:s/></text:span><text:span text:style-name="T3">a) Router </text:span></text:p>
      <text:p text:style-name="Standard"><text:span text:style-name="T3">b) Switch </text:span></text:p>
      <text:p text:style-name="Standard"><text:span text:style-name="T3">c) Hub </text:span></text:p>
      <text:p text:style-name="Standard"><text:span text:style-name="T3">d) Repeater</text:span></text:p>
      <text:p text:style-name="Standard"><text:soft-page-break/><text:span text:style-name="T2"><text:s text:c="2"/></text:span></text:p>
      <text:p text:style-name="Standard"><text:span text:style-name="T2">-:ANS -B</text:span></text:p>
      <text:p text:style-name="P1"/>
      <text:p text:style-name="Standard"/>
      <text:p text:style-name="Standard"><text:span text:style-name="T2">Which network topology connects all devices in a linear fashion, with each device connected to a central cable or backbone? </text:span></text:p>
      <text:p text:style-name="Standard"><text:span text:style-name="T2"><text:s/></text:span><text:span text:style-name="T3">a) Star</text:span></text:p>
      <text:p text:style-name="Standard"><text:span text:style-name="T3"><text:s/>b) Bus </text:span></text:p>
      <text:p text:style-name="Standard"><text:span text:style-name="T3"><text:s/>c) Ring</text:span></text:p>
      <text:p text:style-name="Standard"><text:span text:style-name="T3"><text:s/>d) Mesh</text:span></text:p>
      <text:p text:style-name="P1"/>
      <text:p text:style-name="Standard"><text:span text:style-name="T2">-:ANS -B</text:span></text:p>
      <text:p text:style-name="P1"/>
      <text:p text:style-name="Standard"><text:span text:style-name="T2">Section-:2 True &amp; False</text:span></text:p>
      <text:p text:style-name="P1"/>
      <text:p text:style-name="Standard"><text:span text:style-name="T3">1-: A VLAN (Virtual Local Area Network) allows network administrators to logically segment a single physical network into multiple virtual networks, each with its own broadcast domain</text:span></text:p>
      <text:p text:style-name="P1"/>
      <text:p text:style-name="Standard"><text:span text:style-name="T2">ANS-:True</text:span></text:p>
      <text:p text:style-name="P1"/>
      <text:p text:style-name="Standard"><text:span text:style-name="T3">2-: TCP (Transmission Control Protocol) is a connectionless protocol that provides reliable, ordered, and error-checked delivery of data packets over a network.</text:span></text:p>
      <text:p text:style-name="P1"/>
      <text:p text:style-name="Standard"><text:span text:style-name="T2">ANS-:False</text:span></text:p>
      <text:p text:style-name="P1"/>
      <text:p text:style-name="Standard"><text:span text:style-name="T3">3-: A firewall is a hardware or software-based security system that monitors and controls incoming and outgoing network traffic based on predetermined security rules.</text:span></text:p>
      <text:p text:style-name="P1"/>
      <text:p text:style-name="Standard"><text:span text:style-name="T2">ANS-:True</text:span></text:p>
      <text:p text:style-name="Standard"><text:s text:c="26"/></text:p>
      <text:p text:style-name="Standard"><text:soft-page-break/></text:p>
      <text:p text:style-name="Standard"/>
      <text:p text:style-name="Standard"/>
      <text:p text:style-name="Standard"><text:span text:style-name="T2">Section 5</text:span><text:span text:style-name="T4">-</text:span></text:p>
      <text:p text:style-name="Standard"><text:span text:style-name="T5">1-: Discuss the importance of network documentation in the context of building and managing netwo</text:span><text:span text:style-name="T7">rks. <text:s text:c="2"/></text:span><text:span text:style-name="T8"><text:s/></text:span></text:p>
      <text:p text:style-name="Standard"><text:span text:style-name="T8"><text:s text:c="2"/></text:span></text:p>
      <text:p text:style-name="Standard"/>
      <text:p text:style-name="Standard"><text:s text:c="2"/><text:span text:style-name="T5">ANS-: <text:s text:c="6"/></text:span></text:p>
      <text:p text:style-name="Standard"><text:span text:style-name="T6">1-: Planning and Design – Helps create a clear network layout. <text:s/></text:span></text:p>
      <text:p text:style-name="Standard"><text:span text:style-name="T6">2-: </text:span><text:s/><text:span text:style-name="T6">Troubleshooting – Makes it easier to fix issues quickly.</text:span></text:p>
      <text:p text:style-name="Standard"><text:span text:style-name="T6">3-:Performance and Optimization – Assists in improving and monitoring <text:s text:c="6"/>network performance.</text:span></text:p>
      <text:p text:style-name="Standard"><text:span text:style-name="T6">4-:Security and Compliance – Ensures proper security and legal compliance.</text:span></text:p>
      <text:p text:style-name="Standard"><text:span text:style-name="T6">5-:Change Management – Tracks network changes and updates.</text:span></text:p>
      <text:p text:style-name="Standard"><text:span text:style-name="T6">6-:Scalability – Guides network expansion and growth.</text:span></text:p>
      <text:p text:style-name="Standard"><text:span text:style-name="T6">7-:Disaster Recovery – Helps restore the network after failures.</text:span></text:p>
      <text:p text:style-name="Standard"><text:span text:style-name="T6">8-:Collaboration – Improves teamwork and knowledge sha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6" meta:word-count="313" meta:character-count="2182" meta:non-whitespace-character-count="1822"/>
    <meta:generator>LibreOfficeDev/6.0.5.2$Linux_X86_64 LibreOffice_project/</meta:generator>
  </office:meta>
</office:document-meta>
</file>